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parent-style-name="Footer" style:name="PageBreak1" style:display-name="PageBreak1">
      <style:paragraph-properties fo:break-after="page"/>
    </style:style>
  </office:automatic-styles>
  <office:body>
    <office:text text:use-soft-page-breaks="true">
      <text:p text:style-name="Heading1"><text:span text:style-name="T3">This is page 1</text:span></text:p>
      <text:p text:style-name="PageBreak1"/>
      <text:p text:style-name="Heading1"><text:span text:style-name="T4">This is page 2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</office:style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page-layout style:name="Mpm1">
      <style:page-layout-properties fo:margin-right="72.0pt" fo:border="0pt" fo:margin-top="72.0pt" fo:page-width="612.0pt" fo:margin-left="144.0pt" fo:page-height="792.0pt" fo:margin-bottom="72.0pt"/>
    </style:page-layout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table-cell" style:name="TableCell2" style:display-name="TableCell2">
      <style:table-cell-properties style:shrink-to-fit="true"/>
    </style:style>
    <style:style style:family="table-cell" style:name="TableCell3" style:display-name="TableCell3">
      <style:table-cell-properties style:shrink-to-fit="true"/>
    </style:style>
  </office:automatic-styles>
  <office:master-styles>
    <style:master-page style:name="main" style:page-layout-name="Mpm1" style:display-name="main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1" office:value-type="string">
              <text:p text:style-name="Normal"><text:span text:style-name="T2">This is footer</text:span></text:p>
            </table:table-cell>
            <table:table-cell table:style-name="TableCell2" office:value-type="string"/>
            <table:table-cell table:style-name="TableCell3" office:value-type="string">
              <text:p text:style-name="Normal"><text:page-number/></text:p>
            </table:table-cell>
          </table:table-row>
        </table:table>
      </style:footer>
    </style:master-page>
    <style:master-page style:name="Standard" style:page-layout-name="Mpm1" style:display-name="Standard">
      <style:header>
        <text:p text:style-name="Normal"><text:span text:style-name="T1">Shoobx</text:span></text:p>
      </style:header>
      <style:footer>
        <table:table table:style-name="Table1">
          <table:table-column table:style-name="TableColumn1"/>
          <table:table-column table:style-name="TableColumn2"/>
          <table:table-column table:style-name="TableColumn3"/>
          <table:table-row table:style-name="TableRow1">
            <table:table-cell table:style-name="TableCell1" office:value-type="string">
              <text:p text:style-name="Normal"><text:span text:style-name="T2">This is footer</text:span></text:p>
            </table:table-cell>
            <table:table-cell table:style-name="TableCell2" office:value-type="string"/>
            <table:table-cell table:style-name="TableCell3" office:value-type="string">
              <text:p text:style-name="Normal"><text:page-number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